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175ACE306090EB08F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23cm"/>
    </style:style>
    <style:style style:name="gr4" style:family="graphic" style:parent-style-name="standard">
      <style:graphic-properties draw:stroke="none" draw:fill="none" fo:min-height="10.066cm"/>
    </style:style>
    <style:style style:name="gr5" style:family="graphic" style:parent-style-name="standard">
      <style:graphic-properties draw:stroke="none" draw:fill="none" fo:min-height="10.339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0.762cm" svg:x="2.778cm" svg:y="2.01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05cm" svg:height="9.868cm" svg:x="2.778cm" svg:y="3.54cm">
          <draw:image xlink:href="Pictures/10000201000002E500000175ACE306090EB08F8B.png" xlink:type="simple" xlink:show="embed" xlink:actuate="onLoad">
            <text:p/>
          </draw:image>
        </draw:frame>
        <draw:frame draw:style-name="gr3" draw:text-style-name="P4" draw:layer="layout" svg:width="2.887cm" svg:height="0.773cm" svg:x="2.397cm" svg:y="13.954cm">
          <draw:text-box>
            <text:p text:style-name="P3">k8s代码的结构</text:p>
          </draw:text-box>
        </draw:frame>
        <draw:frame draw:style-name="gr4" draw:text-style-name="P4" draw:layer="layout" svg:width="16.103cm" svg:height="10.996cm" svg:x="2.397cm" svg:y="15.068cm">
          <draw:text-box>
            <text:p text:style-name="P3">api: 输出接口文档用，基本是json源码</text:p>
            <text:p text:style-name="P3">build：构建脚本</text:p>
            <text:p text:style-name="P3">cmd：所有的二进制可执行文件入口代码，也就是各种命令的接口代码。</text:p>
            <text:p text:style-name="P3">pkg：项目diamante主目录，cmd只是接口，这里是具体实现。cmd类似业务代码，pkg类似核心</text:p>
            <text:p text:style-name="P3">plugin：插件</text:p>
            <text:p text:style-name="P3">test：测试相关的工具</text:p>
            <text:p text:style-name="P3">third_party：第三方工具</text:p>
            <text:p text:style-name="P3">docs：文档</text:p>
            <text:p text:style-name="P3">example：使用例子</text:p>
            <text:p text:style-name="P3">Godeps：项目依赖的Go的第三方包，比如docker客户端sdk，rest等</text:p>
            <text:p text:style-name="P3">hack：工具箱，各种编译，构建，校验的脚本都在这。</text:p>
            <text:p text:style-name="P3"/>
          </draw:text-box>
        </draw:frame>
        <draw:frame draw:style-name="gr5" draw:text-style-name="P6" draw:layer="layout" svg:width="17.399cm" svg:height="10.955cm" svg:x="2.524cm" svg:y="26.479cm">
          <draw:text-box>
            <text:p text:style-name="P5"><text:span text:style-name="T1">/cmd/kube-scheduler</text:span></text:p>
            <text:p text:style-name="P5"><text:span text:style-name="T1">├── </text:span><text:span text:style-name="T1">app</text:span></text:p>
            <text:p text:style-name="P5"><text:span text:style-name="T1">│ ├── </text:span><text:span text:style-name="T1">BUILD</text:span></text:p>
            <text:p text:style-name="P5"><text:span text:style-name="T1">│ ├── </text:span><text:span text:style-name="T1">server.go //schedule</text:span><text:span text:style-name="T1">初始化以及运行启动函数</text:span></text:p>
            <text:p text:style-name="P5"><text:span text:style-name="T1">├── </text:span><text:span text:style-name="T1">BUILD</text:span></text:p>
            <text:p text:style-name="P5"><text:span text:style-name="T1">├── </text:span><text:span text:style-name="T1">OWNERS</text:span></text:p>
            <text:p text:style-name="P5"><text:span text:style-name="T1">├── </text:span><text:span text:style-name="T1">scheduler.go //schedule main</text:span><text:span text:style-name="T1">函数</text:span></text:p>
            <text:p text:style-name="P5"><text:span text:style-name="T1">/pkg</text:span></text:p>
            <text:p text:style-name="P5"><text:span text:style-name="T1">├── </text:span><text:span text:style-name="T1">plugin/pkg/admission</text:span></text:p>
            <text:p text:style-name="P5"><text:span text:style-name="T1">├── </text:span><text:span text:style-name="T1">plugin/pkg/auth //</text:span><text:span text:style-name="T1">相关认证</text:span></text:p>
            <text:p text:style-name="P5"><text:span text:style-name="T1">├── </text:span><text:span text:style-name="T1">plugin/pkg/scheduler //schedule</text:span><text:span text:style-name="T1">主要逻辑，包含预选优选算法、测量等</text:span></text:p>
            <text:p text:style-name="P5"><text:span text:style-name="T1">├── </text:span><text:span text:style-name="T1">plugin/pkg/scheduler/algorithm //schedule</text:span><text:span text:style-name="T1">预选优选算法</text:span></text:p>
            <text:p text:style-name="P5"><text:span text:style-name="T1">├── </text:span><text:span text:style-name="T1">...</text:span></text:p>
            <text:p text:style-name="P5"><text:span text:style-name="T1">├── </text:span><text:span text:style-name="T1">plugin/pkg/scheduler/schedulercache //schedule</text:span><text:span text:style-name="T1">缓存，便于业务逻辑</text:span></text:p>
            <text:p text:style-name="P5"><text:span text:style-name="T1">├── </text:span><text:span text:style-name="T1">plugin/pkg/scheduler/metrics// </text:span><text:span text:style-name="T1">测量相关</text:span></text:p>
            <text:p text:style-name="P5"><text:span text:style-name="T1">├── </text:span><text:span text:style-name="T1">BUILD</text:span></text:p>
            <text:p text:style-name="P5"><text:span text:style-name="T1">├── </text:span><text:span text:style-name="T1">testutil.go</text:span></text:p>
            <text:p text:style-name="P5"><text:span text:style-name="T1">├── </text:span><text:span text:style-name="T1">OWNERS</text:span></text:p>
            <text:p text:style-name="P5"><text:span text:style-name="T1">├── </text:span><text:span text:style-name="T1">scheduler.go // scheduler</text:span><text:span text:style-name="T1">的代码逻辑入口，其中</text:span><text:span text:style-name="T1">scheduleOne</text:span><text:span text:style-name="T1">函数就在里面</text:span></text:p>
            <text:p text:style-name="P5"><text:span text:style-name="T1">├── </text:span><text:span text:style-name="T1">scheduler_test.go</text:span></text:p>
          </draw:text-box>
        </draw:frame>
        <draw:frame draw:style-name="gr6" draw:text-style-name="P7" draw:layer="layout" svg:width="16.144cm" svg:height="0.963cm" svg:x="3.017cm" svg:y="41.058cm">
          <draw:text-box>
            <text:p>/opt/go/src/kubernetes/cmd/kube-apiserver/apiserver.g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09:07:45.692369980</meta:creation-date>
    <dc:date>2020-08-06T15:35:11.567232897</dc:date>
    <meta:editing-duration>P16DT5H46M55S</meta:editing-duration>
    <meta:editing-cycles>1</meta:editing-cycles>
    <meta:document-statistic meta:object-count="6"/>
    <meta:generator>LibreOffice/6.0.7.3$Linux_X86_64 LibreOffice_project/00m0$Build-3</meta:generator>
  </office:meta>
</office:document-meta>
</file>